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1.1938in" style:rel-column-width="11298*"/>
    </style:style>
    <style:style style:name="Table6.B" style:family="table-column">
      <style:table-column-properties style:column-width="0.3583in" style:rel-column-width="3389*"/>
    </style:style>
    <style:style style:name="Table6.Q" style:family="table-column">
      <style:table-column-properties style:column-width="0.3597in" style:rel-column-width="3402*"/>
    </style:style>
    <style:style style:name="Table6.A1" style:family="table-cell">
      <style:table-cell-properties fo:padding="0.0382in" fo:border-left="none" fo:border-right="none" fo:border-top="none" fo:border-bottom="0.05pt solid #000000"/>
    </style:style>
    <style:style style:name="Table6.B1" style:family="table-cell">
      <style:table-cell-properties fo:padding="0.0382in" fo:border-left="none" fo:border-right="0.05pt solid #000000" fo:border-top="none" fo:border-bottom="0.05pt solid #000000"/>
    </style:style>
    <style:style style:name="Table6.A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9a20a3" officeooo:paragraph-rsid="009fd703"/>
    </style:style>
    <style:style style:name="P3" style:family="paragraph" style:parent-style-name="Text_20_body">
      <style:text-properties officeooo:paragraph-rsid="00a7da3b"/>
    </style:style>
    <style:style style:name="P4" style:family="paragraph" style:parent-style-name="Text_20_body">
      <style:text-properties officeooo:rsid="00062cc2" officeooo:paragraph-rsid="00bb17eb"/>
    </style:style>
    <style:style style:name="P5" style:family="paragraph" style:parent-style-name="Text_20_body">
      <style:text-properties officeooo:rsid="0018444e" officeooo:paragraph-rsid="0018444e"/>
    </style:style>
    <style:style style:name="P6" style:family="paragraph" style:parent-style-name="Text_20_body">
      <style:text-properties officeooo:paragraph-rsid="00673631"/>
    </style:style>
    <style:style style:name="P7" style:family="paragraph" style:parent-style-name="Text_20_body">
      <style:text-properties officeooo:paragraph-rsid="00cb26fb"/>
    </style:style>
    <style:style style:name="P8" style:family="paragraph" style:parent-style-name="Text_20_body">
      <style:text-properties officeooo:paragraph-rsid="01577254"/>
    </style:style>
    <style:style style:name="P9" style:family="paragraph" style:parent-style-name="Text_20_body">
      <style:text-properties officeooo:rsid="0106c569" officeooo:paragraph-rsid="0106c569"/>
    </style:style>
    <style:style style:name="P10" style:family="paragraph" style:parent-style-name="Table_20_Contents">
      <style:text-properties fo:font-weight="bold" officeooo:rsid="000ad1bc" officeooo:paragraph-rsid="000ad1bc" style:font-weight-asian="bold" style:font-weight-complex="bold"/>
    </style:style>
    <style:style style:name="P11" style:family="paragraph" style:parent-style-name="Table_20_Contents">
      <style:text-properties fo:font-weight="bold" officeooo:rsid="000ad1bc" officeooo:paragraph-rsid="001a15b6" style:font-weight-asian="bold" style:font-weight-complex="bold"/>
    </style:style>
    <style:style style:name="P12" style:family="paragraph" style:parent-style-name="Table_20_Contents">
      <style:text-properties fo:font-weight="bold" officeooo:rsid="000ad1bc" officeooo:paragraph-rsid="003bce0d" style:font-weight-asian="bold" style:font-weight-complex="bold"/>
    </style:style>
    <style:style style:name="P13" style:family="paragraph" style:parent-style-name="Table_20_Contents">
      <style:text-properties fo:font-weight="bold" officeooo:rsid="000ad1bc" officeooo:paragraph-rsid="0083992e" style:font-weight-asian="bold" style:font-weight-complex="bold"/>
    </style:style>
    <style:style style:name="P14" style:family="paragraph" style:parent-style-name="Table_20_Contents">
      <style:text-properties fo:font-weight="bold" officeooo:rsid="000ad1bc" officeooo:paragraph-rsid="00af3803" style:font-weight-asian="bold" style:font-weight-complex="bold"/>
    </style:style>
    <style:style style:name="P15" style:family="paragraph" style:parent-style-name="Table_20_Contents">
      <style:text-properties officeooo:rsid="000e453f" officeooo:paragraph-rsid="000e453f"/>
    </style:style>
    <style:style style:name="P16" style:family="paragraph" style:parent-style-name="Table_20_Contents">
      <style:text-properties officeooo:rsid="000e453f" officeooo:paragraph-rsid="001a15b6"/>
    </style:style>
    <style:style style:name="P17" style:family="paragraph" style:parent-style-name="Table_20_Contents">
      <style:text-properties officeooo:rsid="000e453f" officeooo:paragraph-rsid="002077e0"/>
    </style:style>
    <style:style style:name="P18" style:family="paragraph" style:parent-style-name="Table_20_Contents">
      <style:text-properties officeooo:rsid="000e453f" officeooo:paragraph-rsid="0025e4e5"/>
    </style:style>
    <style:style style:name="P19" style:family="paragraph" style:parent-style-name="Table_20_Contents">
      <style:text-properties officeooo:rsid="000e453f" officeooo:paragraph-rsid="002b5bb0"/>
    </style:style>
    <style:style style:name="P20" style:family="paragraph" style:parent-style-name="Table_20_Contents">
      <style:text-properties officeooo:rsid="000e453f" officeooo:paragraph-rsid="002d3d35"/>
    </style:style>
    <style:style style:name="P21" style:family="paragraph" style:parent-style-name="Table_20_Contents">
      <style:text-properties officeooo:rsid="000e453f" officeooo:paragraph-rsid="0030a3eb"/>
    </style:style>
    <style:style style:name="P22" style:family="paragraph" style:parent-style-name="Table_20_Contents">
      <style:text-properties officeooo:rsid="000e453f" officeooo:paragraph-rsid="003bce0d"/>
    </style:style>
    <style:style style:name="P23" style:family="paragraph" style:parent-style-name="Table_20_Contents">
      <style:text-properties officeooo:rsid="000e453f" officeooo:paragraph-rsid="0083992e"/>
    </style:style>
    <style:style style:name="P24" style:family="paragraph" style:parent-style-name="Table_20_Contents">
      <style:text-properties officeooo:rsid="000e453f" officeooo:paragraph-rsid="00af3803"/>
    </style:style>
    <style:style style:name="P25" style:family="paragraph" style:parent-style-name="Table_20_Contents">
      <style:text-properties officeooo:rsid="000e453f" officeooo:paragraph-rsid="00bf6e47"/>
    </style:style>
    <style:style style:name="P26" style:family="paragraph" style:parent-style-name="Table_20_Contents">
      <style:text-properties officeooo:rsid="000e453f" officeooo:paragraph-rsid="00c590f5"/>
    </style:style>
    <style:style style:name="P27" style:family="paragraph" style:parent-style-name="Table_20_Contents">
      <style:text-properties officeooo:rsid="000e453f" officeooo:paragraph-rsid="00c7cff2"/>
    </style:style>
    <style:style style:name="P28" style:family="paragraph" style:parent-style-name="Table_20_Contents">
      <style:text-properties officeooo:paragraph-rsid="00105bd3"/>
    </style:style>
    <style:style style:name="P29" style:family="paragraph" style:parent-style-name="Table_20_Contents">
      <style:text-properties officeooo:rsid="00110f2f" officeooo:paragraph-rsid="00110f2f"/>
    </style:style>
    <style:style style:name="P30" style:family="paragraph" style:parent-style-name="Table_20_Contents">
      <style:text-properties officeooo:rsid="00110f2f" officeooo:paragraph-rsid="001a15b6"/>
    </style:style>
    <style:style style:name="P31" style:family="paragraph" style:parent-style-name="Table_20_Contents">
      <style:text-properties officeooo:rsid="00110f2f" officeooo:paragraph-rsid="00221083"/>
    </style:style>
    <style:style style:name="P32" style:family="paragraph" style:parent-style-name="Table_20_Contents">
      <style:text-properties officeooo:rsid="00110f2f" officeooo:paragraph-rsid="00249057"/>
    </style:style>
    <style:style style:name="P33" style:family="paragraph" style:parent-style-name="Table_20_Contents">
      <style:text-properties officeooo:rsid="00110f2f" officeooo:paragraph-rsid="002f4edd"/>
    </style:style>
    <style:style style:name="P34" style:family="paragraph" style:parent-style-name="Table_20_Contents">
      <style:text-properties officeooo:rsid="00110f2f" officeooo:paragraph-rsid="002ffc6d"/>
    </style:style>
    <style:style style:name="P35" style:family="paragraph" style:parent-style-name="Table_20_Contents">
      <style:text-properties officeooo:rsid="00110f2f" officeooo:paragraph-rsid="003bce0d"/>
    </style:style>
    <style:style style:name="P36" style:family="paragraph" style:parent-style-name="Table_20_Contents">
      <style:text-properties officeooo:rsid="00110f2f" officeooo:paragraph-rsid="003fcc72"/>
    </style:style>
    <style:style style:name="P37" style:family="paragraph" style:parent-style-name="Table_20_Contents">
      <style:text-properties officeooo:rsid="00110f2f" officeooo:paragraph-rsid="00442bf8"/>
    </style:style>
    <style:style style:name="P38" style:family="paragraph" style:parent-style-name="Table_20_Contents">
      <style:text-properties officeooo:rsid="00110f2f" officeooo:paragraph-rsid="00496101"/>
    </style:style>
    <style:style style:name="P39" style:family="paragraph" style:parent-style-name="Table_20_Contents">
      <style:text-properties officeooo:rsid="00110f2f" officeooo:paragraph-rsid="00498572"/>
    </style:style>
    <style:style style:name="P40" style:family="paragraph" style:parent-style-name="Table_20_Contents">
      <style:text-properties officeooo:rsid="00110f2f" officeooo:paragraph-rsid="0055fc82"/>
    </style:style>
    <style:style style:name="P41" style:family="paragraph" style:parent-style-name="Table_20_Contents">
      <style:text-properties officeooo:rsid="00110f2f" officeooo:paragraph-rsid="005704c6"/>
    </style:style>
    <style:style style:name="P42" style:family="paragraph" style:parent-style-name="Table_20_Contents">
      <style:text-properties officeooo:rsid="00110f2f" officeooo:paragraph-rsid="0083992e"/>
    </style:style>
    <style:style style:name="P43" style:family="paragraph" style:parent-style-name="Table_20_Contents">
      <style:text-properties officeooo:rsid="00110f2f" officeooo:paragraph-rsid="008f92c1"/>
    </style:style>
    <style:style style:name="P44" style:family="paragraph" style:parent-style-name="Table_20_Contents">
      <style:text-properties officeooo:rsid="00110f2f" officeooo:paragraph-rsid="00af3803"/>
    </style:style>
    <style:style style:name="P45" style:family="paragraph" style:parent-style-name="Table_20_Contents">
      <style:text-properties officeooo:rsid="00110f2f" officeooo:paragraph-rsid="00b09ebf"/>
    </style:style>
    <style:style style:name="P46" style:family="paragraph" style:parent-style-name="Table_20_Contents">
      <style:text-properties officeooo:rsid="00110f2f" officeooo:paragraph-rsid="00b12e58"/>
    </style:style>
    <style:style style:name="P47" style:family="paragraph" style:parent-style-name="Table_20_Contents">
      <style:text-properties officeooo:rsid="00110f2f" officeooo:paragraph-rsid="00b40cb5"/>
    </style:style>
    <style:style style:name="P48" style:family="paragraph" style:parent-style-name="Table_20_Contents">
      <style:text-properties officeooo:paragraph-rsid="001a15b6"/>
    </style:style>
    <style:style style:name="P49" style:family="paragraph" style:parent-style-name="Table_20_Contents">
      <style:text-properties officeooo:rsid="001a15b6" officeooo:paragraph-rsid="001a15b6"/>
    </style:style>
    <style:style style:name="P50" style:family="paragraph" style:parent-style-name="Table_20_Contents">
      <style:text-properties officeooo:rsid="001a15b6" officeooo:paragraph-rsid="003bce0d"/>
    </style:style>
    <style:style style:name="P51" style:family="paragraph" style:parent-style-name="Table_20_Contents">
      <style:text-properties officeooo:rsid="001a15b6" officeooo:paragraph-rsid="0083992e"/>
    </style:style>
    <style:style style:name="P52" style:family="paragraph" style:parent-style-name="Table_20_Contents">
      <style:text-properties officeooo:rsid="001a15b6" officeooo:paragraph-rsid="00af3803"/>
    </style:style>
    <style:style style:name="P53" style:family="paragraph" style:parent-style-name="Table_20_Contents">
      <style:text-properties officeooo:rsid="001ea972" officeooo:paragraph-rsid="001ea972"/>
    </style:style>
    <style:style style:name="P54" style:family="paragraph" style:parent-style-name="Table_20_Contents">
      <style:text-properties officeooo:rsid="001ea972" officeooo:paragraph-rsid="002077e0"/>
    </style:style>
    <style:style style:name="P55" style:family="paragraph" style:parent-style-name="Table_20_Contents">
      <style:text-properties officeooo:rsid="001ea972" officeooo:paragraph-rsid="003bce0d"/>
    </style:style>
    <style:style style:name="P56" style:family="paragraph" style:parent-style-name="Table_20_Contents">
      <style:text-properties officeooo:rsid="001ea972" officeooo:paragraph-rsid="003dd409"/>
    </style:style>
    <style:style style:name="P57" style:family="paragraph" style:parent-style-name="Table_20_Contents">
      <style:text-properties officeooo:rsid="001ea972" officeooo:paragraph-rsid="0083992e"/>
    </style:style>
    <style:style style:name="P58" style:family="paragraph" style:parent-style-name="Table_20_Contents">
      <style:text-properties officeooo:rsid="001ea972" officeooo:paragraph-rsid="00af3803"/>
    </style:style>
    <style:style style:name="P59" style:family="paragraph" style:parent-style-name="Table_20_Contents">
      <style:text-properties officeooo:paragraph-rsid="002077e0"/>
    </style:style>
    <style:style style:name="P60" style:family="paragraph" style:parent-style-name="Table_20_Contents">
      <style:text-properties officeooo:paragraph-rsid="00249057"/>
    </style:style>
    <style:style style:name="P61" style:family="paragraph" style:parent-style-name="Table_20_Contents">
      <style:text-properties officeooo:paragraph-rsid="00264b0b"/>
    </style:style>
    <style:style style:name="P62" style:family="paragraph" style:parent-style-name="Table_20_Contents">
      <style:text-properties officeooo:rsid="00264b0b" officeooo:paragraph-rsid="00264b0b"/>
    </style:style>
    <style:style style:name="P63" style:family="paragraph" style:parent-style-name="Table_20_Contents">
      <style:text-properties officeooo:rsid="00264b0b" officeooo:paragraph-rsid="002b5bb0"/>
    </style:style>
    <style:style style:name="P64" style:family="paragraph" style:parent-style-name="Table_20_Contents">
      <style:text-properties officeooo:rsid="00264b0b" officeooo:paragraph-rsid="00af3803"/>
    </style:style>
    <style:style style:name="P65" style:family="paragraph" style:parent-style-name="Table_20_Contents">
      <style:text-properties officeooo:paragraph-rsid="00267a48"/>
    </style:style>
    <style:style style:name="P66" style:family="paragraph" style:parent-style-name="Table_20_Contents">
      <style:text-properties officeooo:rsid="0027f3d1" officeooo:paragraph-rsid="0027f3d1"/>
    </style:style>
    <style:style style:name="P67" style:family="paragraph" style:parent-style-name="Table_20_Contents">
      <style:text-properties officeooo:rsid="0027f3d1" officeooo:paragraph-rsid="002b5bb0"/>
    </style:style>
    <style:style style:name="P68" style:family="paragraph" style:parent-style-name="Table_20_Contents">
      <style:text-properties officeooo:rsid="0027f3d1" officeooo:paragraph-rsid="00af3803"/>
    </style:style>
    <style:style style:name="P69" style:family="paragraph" style:parent-style-name="Table_20_Contents">
      <style:text-properties officeooo:paragraph-rsid="002e3b4a"/>
    </style:style>
    <style:style style:name="P70" style:family="paragraph" style:parent-style-name="Table_20_Contents">
      <style:text-properties officeooo:paragraph-rsid="002ffc6d"/>
    </style:style>
    <style:style style:name="P71" style:family="paragraph" style:parent-style-name="Table_20_Contents">
      <style:text-properties officeooo:paragraph-rsid="003dd409"/>
    </style:style>
    <style:style style:name="P72" style:family="paragraph" style:parent-style-name="Table_20_Contents">
      <style:text-properties officeooo:paragraph-rsid="003e7b52"/>
    </style:style>
    <style:style style:name="P73" style:family="paragraph" style:parent-style-name="Table_20_Contents">
      <style:text-properties officeooo:paragraph-rsid="0045b750"/>
    </style:style>
    <style:style style:name="P74" style:family="paragraph" style:parent-style-name="Table_20_Contents">
      <style:text-properties officeooo:paragraph-rsid="004c4ae5"/>
    </style:style>
    <style:style style:name="P75" style:family="paragraph" style:parent-style-name="Table_20_Contents">
      <style:text-properties officeooo:paragraph-rsid="0052161d"/>
    </style:style>
    <style:style style:name="P76" style:family="paragraph" style:parent-style-name="Table_20_Contents">
      <style:text-properties officeooo:paragraph-rsid="0054091a"/>
    </style:style>
    <style:style style:name="P77" style:family="paragraph" style:parent-style-name="Table_20_Contents">
      <style:text-properties officeooo:rsid="006eaa1f" officeooo:paragraph-rsid="006f7b21"/>
    </style:style>
    <style:style style:name="P78" style:family="paragraph" style:parent-style-name="Table_20_Contents">
      <style:text-properties officeooo:rsid="006eaa1f" officeooo:paragraph-rsid="00b2de6b"/>
    </style:style>
    <style:style style:name="P79" style:family="paragraph" style:parent-style-name="Table_20_Contents">
      <style:text-properties officeooo:paragraph-rsid="006f7b21"/>
    </style:style>
    <style:style style:name="P80" style:family="paragraph" style:parent-style-name="Table_20_Contents">
      <style:text-properties officeooo:rsid="007071bf" officeooo:paragraph-rsid="007071bf"/>
    </style:style>
    <style:style style:name="P81" style:family="paragraph" style:parent-style-name="Table_20_Contents">
      <style:text-properties officeooo:rsid="007071bf" officeooo:paragraph-rsid="00b2de6b"/>
    </style:style>
    <style:style style:name="P82" style:family="paragraph" style:parent-style-name="Table_20_Contents">
      <style:text-properties officeooo:paragraph-rsid="0083992e"/>
    </style:style>
    <style:style style:name="P83" style:family="paragraph" style:parent-style-name="Table_20_Contents">
      <style:text-properties officeooo:paragraph-rsid="008756be"/>
    </style:style>
    <style:style style:name="P84" style:family="paragraph" style:parent-style-name="Table_20_Contents">
      <style:text-properties officeooo:paragraph-rsid="008e10bd"/>
    </style:style>
    <style:style style:name="P85" style:family="paragraph" style:parent-style-name="Table_20_Contents">
      <style:text-properties officeooo:paragraph-rsid="00af3803"/>
    </style:style>
    <style:style style:name="P86" style:family="paragraph" style:parent-style-name="Table_20_Contents">
      <style:text-properties officeooo:paragraph-rsid="00b12e58"/>
    </style:style>
    <style:style style:name="P87" style:family="paragraph" style:parent-style-name="Table_20_Contents">
      <style:text-properties officeooo:paragraph-rsid="00dd0337"/>
    </style:style>
    <style:style style:name="P88" style:family="paragraph" style:parent-style-name="Table_20_Contents">
      <style:text-properties style:text-line-through-style="solid" style:text-line-through-type="single" officeooo:rsid="00110f2f" officeooo:paragraph-rsid="00af3803"/>
    </style:style>
    <style:style style:name="P89" style:family="paragraph" style:parent-style-name="Table_20_Contents">
      <style:text-properties officeooo:rsid="0135881f" officeooo:paragraph-rsid="0135881f"/>
    </style:style>
    <style:style style:name="P90" style:family="paragraph" style:parent-style-name="Table_20_Contents">
      <style:text-properties officeooo:rsid="0137560f" officeooo:paragraph-rsid="0137560f"/>
    </style:style>
    <style:style style:name="P91" style:family="paragraph" style:parent-style-name="Table_20_Contents">
      <style:text-properties officeooo:rsid="01467cfc" officeooo:paragraph-rsid="01467cfc"/>
    </style:style>
    <style:style style:name="P92" style:family="paragraph" style:parent-style-name="Table_20_Contents">
      <style:text-properties officeooo:rsid="0149f68d" officeooo:paragraph-rsid="0149f68d"/>
    </style:style>
    <style:style style:name="P93" style:family="paragraph" style:parent-style-name="Standard">
      <style:text-properties officeooo:paragraph-rsid="003bce0d"/>
    </style:style>
    <style:style style:name="P94" style:family="paragraph" style:parent-style-name="Standard">
      <style:text-properties officeooo:paragraph-rsid="0083992e"/>
    </style:style>
    <style:style style:name="P95" style:family="paragraph" style:parent-style-name="Standard">
      <style:text-properties officeooo:paragraph-rsid="00af3803"/>
    </style:style>
    <style:style style:name="P96" style:family="paragraph" style:parent-style-name="Standard">
      <style:text-properties style:text-line-through-style="solid" style:text-line-through-type="single" officeooo:paragraph-rsid="0083992e"/>
    </style:style>
    <style:style style:name="P97" style:family="paragraph" style:parent-style-name="Standard">
      <style:text-properties style:text-line-through-style="solid" style:text-line-through-type="single" officeooo:paragraph-rsid="003bce0d"/>
    </style:style>
    <style:style style:name="P98" style:family="paragraph" style:parent-style-name="Standard">
      <style:text-properties officeooo:rsid="0129e830" officeooo:paragraph-rsid="0129e830"/>
    </style:style>
    <style:style style:name="P99" style:family="paragraph" style:parent-style-name="Standard">
      <style:text-properties officeooo:rsid="0129e830" officeooo:paragraph-rsid="013b8038"/>
    </style:style>
    <style:style style:name="P100" style:family="paragraph" style:parent-style-name="Standard">
      <style:text-properties officeooo:rsid="0129e830" officeooo:paragraph-rsid="013b9764"/>
    </style:style>
    <style:style style:name="P101" style:family="paragraph" style:parent-style-name="Standard">
      <style:text-properties officeooo:rsid="0137704e" officeooo:paragraph-rsid="0133dd7f"/>
    </style:style>
    <style:style style:name="P102" style:family="paragraph" style:parent-style-name="Standard">
      <style:text-properties officeooo:paragraph-rsid="0133dd7f"/>
    </style:style>
    <style:style style:name="P103" style:family="paragraph" style:parent-style-name="Standard">
      <style:text-properties officeooo:paragraph-rsid="0096af77"/>
    </style:style>
    <style:style style:name="P104" style:family="paragraph" style:parent-style-name="Title">
      <style:text-properties officeooo:rsid="00062cc2" officeooo:paragraph-rsid="00062cc2"/>
    </style:style>
    <style:style style:name="P105" style:family="paragraph" style:parent-style-name="Standard">
      <style:text-properties fo:font-style="normal" officeooo:rsid="014c3ff6" officeooo:paragraph-rsid="0133dd7f" style:font-style-asian="normal" style:font-style-complex="normal"/>
    </style:style>
    <style:style style:name="P106" style:family="paragraph" style:parent-style-name="Text_20_body" style:list-style-name="L1">
      <style:text-properties officeooo:rsid="00a4ce96" officeooo:paragraph-rsid="00a4ce96"/>
    </style:style>
    <style:style style:name="P107" style:family="paragraph" style:parent-style-name="Text_20_body" style:list-style-name="L1">
      <style:text-properties fo:font-style="italic" officeooo:rsid="00a4ce96" officeooo:paragraph-rsid="00a4ce96" style:font-style-asian="italic" style:font-style-complex="italic"/>
    </style:style>
    <style:style style:name="P108" style:family="paragraph" style:parent-style-name="Text_20_body" style:list-style-name="L1">
      <style:text-properties fo:font-style="normal" officeooo:rsid="00a65fac" officeooo:paragraph-rsid="00a65fac" style:font-style-asian="normal" style:font-style-complex="normal"/>
    </style:style>
    <style:style style:name="P109" style:family="paragraph" style:parent-style-name="Text_20_body">
      <style:text-properties officeooo:paragraph-rsid="016b4bbc"/>
    </style:style>
    <style:style style:name="P110" style:family="paragraph" style:parent-style-name="Text_20_body">
      <style:text-properties officeooo:paragraph-rsid="01577254"/>
    </style:style>
    <style:style style:name="P111" style:family="paragraph" style:parent-style-name="Heading_20_1">
      <style:text-properties officeooo:rsid="00d6bcd4" officeooo:paragraph-rsid="00d6bcd4"/>
    </style:style>
    <style:style style:name="P112" style:family="paragraph" style:parent-style-name="Heading_20_1">
      <style:text-properties officeooo:rsid="0009f830" officeooo:paragraph-rsid="0009f830"/>
    </style:style>
    <style:style style:name="P113" style:family="paragraph" style:parent-style-name="Heading_20_1">
      <style:text-properties officeooo:rsid="00167f20" officeooo:paragraph-rsid="00167f20"/>
    </style:style>
    <style:style style:name="P114" style:family="paragraph" style:parent-style-name="Heading_20_1">
      <style:text-properties officeooo:rsid="0032b545" officeooo:paragraph-rsid="0032b545"/>
    </style:style>
    <style:style style:name="P115" style:family="paragraph" style:parent-style-name="Heading_20_1">
      <style:text-properties officeooo:rsid="00673631" officeooo:paragraph-rsid="00673631"/>
    </style:style>
    <style:style style:name="P116" style:family="paragraph" style:parent-style-name="Heading_20_1">
      <style:text-properties officeooo:rsid="00986765" officeooo:paragraph-rsid="00986765"/>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52161d"/>
    </style:style>
    <style:style style:name="T15" style:family="text">
      <style:text-properties officeooo:rsid="0054091a"/>
    </style:style>
    <style:style style:name="T16" style:family="text">
      <style:text-properties officeooo:rsid="0055fc82"/>
    </style:style>
    <style:style style:name="T17" style:family="text">
      <style:text-properties officeooo:rsid="005704c6"/>
    </style:style>
    <style:style style:name="T18" style:family="text">
      <style:text-properties officeooo:rsid="006c4e88"/>
    </style:style>
    <style:style style:name="T19" style:family="text">
      <style:text-properties officeooo:rsid="00763f74"/>
    </style:style>
    <style:style style:name="T20" style:family="text">
      <style:text-properties officeooo:rsid="008756be"/>
    </style:style>
    <style:style style:name="T21" style:family="text">
      <style:text-properties officeooo:rsid="008e10bd"/>
    </style:style>
    <style:style style:name="T22" style:family="text">
      <style:text-properties officeooo:rsid="008f92c1"/>
    </style:style>
    <style:style style:name="T23" style:family="text">
      <style:text-properties officeooo:rsid="0091745a"/>
    </style:style>
    <style:style style:name="T24" style:family="text">
      <style:text-properties officeooo:rsid="0096af77"/>
    </style:style>
    <style:style style:name="T25" style:family="text">
      <style:text-properties officeooo:rsid="009b5ca9"/>
    </style:style>
    <style:style style:name="T26" style:family="text">
      <style:text-properties officeooo:rsid="00aea106"/>
    </style:style>
    <style:style style:name="T27" style:family="text">
      <style:text-properties fo:font-style="normal" officeooo:rsid="00a7da3b" style:font-style-asian="normal" style:font-style-complex="normal"/>
    </style:style>
    <style:style style:name="T28" style:family="text">
      <style:text-properties fo:font-style="normal" officeooo:rsid="012544c2" style:font-style-asian="normal" style:font-style-complex="normal"/>
    </style:style>
    <style:style style:name="T29" style:family="text">
      <style:text-properties fo:font-style="normal" officeooo:rsid="013a7620" style:font-style-asian="normal" style:font-style-complex="normal"/>
    </style:style>
    <style:style style:name="T30" style:family="text">
      <style:text-properties fo:font-style="normal" officeooo:rsid="01414899" style:font-style-asian="normal" style:font-style-complex="normal"/>
    </style:style>
    <style:style style:name="T31" style:family="text">
      <style:text-properties fo:font-style="normal" officeooo:rsid="0148594d" style:font-style-asian="normal" style:font-style-complex="normal"/>
    </style:style>
    <style:style style:name="T32" style:family="text">
      <style:text-properties fo:font-style="normal" officeooo:rsid="014bbae4" style:font-style-asian="normal" style:font-style-complex="normal"/>
    </style:style>
    <style:style style:name="T33" style:family="text">
      <style:text-properties fo:font-style="normal" officeooo:rsid="014c3ff6" style:font-style-asian="normal" style:font-style-complex="normal"/>
    </style:style>
    <style:style style:name="T34" style:family="text">
      <style:text-properties fo:font-style="normal" officeooo:rsid="014c7c1a" style:font-style-asian="normal" style:font-style-complex="normal"/>
    </style:style>
    <style:style style:name="T35" style:family="text">
      <style:text-properties fo:font-style="normal" officeooo:rsid="014d4dfd" style:font-style-asian="normal" style:font-style-complex="normal"/>
    </style:style>
    <style:style style:name="T36" style:family="text">
      <style:text-properties fo:font-style="normal" officeooo:rsid="014e5577" style:font-style-asian="normal" style:font-style-complex="normal"/>
    </style:style>
    <style:style style:name="T37" style:family="text">
      <style:text-properties fo:font-style="normal" officeooo:rsid="01538f93" style:font-style-asian="normal" style:font-style-complex="normal"/>
    </style:style>
    <style:style style:name="T38" style:family="text">
      <style:text-properties fo:font-style="normal" officeooo:rsid="0154bde9" style:font-style-asian="normal" style:font-style-complex="normal"/>
    </style:style>
    <style:style style:name="T39" style:family="text">
      <style:text-properties fo:font-style="normal" officeooo:rsid="015607fd" style:font-style-asian="normal" style:font-style-complex="normal"/>
    </style:style>
    <style:style style:name="T40" style:family="text">
      <style:text-properties officeooo:rsid="00b09ebf"/>
    </style:style>
    <style:style style:name="T41" style:family="text">
      <style:text-properties officeooo:rsid="00b12e58"/>
    </style:style>
    <style:style style:name="T42" style:family="text">
      <style:text-properties officeooo:rsid="00bf6e47"/>
    </style:style>
    <style:style style:name="T43" style:family="text">
      <style:text-properties officeooo:rsid="00c158d1"/>
    </style:style>
    <style:style style:name="T44" style:family="text">
      <style:text-properties officeooo:rsid="00c590f5"/>
    </style:style>
    <style:style style:name="T45" style:family="text">
      <style:text-properties officeooo:rsid="00c7cff2"/>
    </style:style>
    <style:style style:name="T46" style:family="text">
      <style:text-properties officeooo:rsid="00ddc808"/>
    </style:style>
    <style:style style:name="T47" style:family="text">
      <style:text-properties officeooo:rsid="00e11962"/>
    </style:style>
    <style:style style:name="T48" style:family="text">
      <style:text-properties officeooo:rsid="00e2deea"/>
    </style:style>
    <style:style style:name="T49" style:family="text">
      <style:text-properties officeooo:rsid="00e75072"/>
    </style:style>
    <style:style style:name="T50" style:family="text">
      <style:text-properties officeooo:rsid="00e91cd5"/>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68a6af"/>
    </style:style>
    <style:style style:name="T53" style:family="text">
      <style:text-properties style:text-line-through-style="solid" style:text-line-through-type="single" officeooo:rsid="002b5bb0"/>
    </style:style>
    <style:style style:name="T54" style:family="text">
      <style:text-properties style:text-line-through-style="solid" style:text-line-through-type="single" officeooo:rsid="002d3d35"/>
    </style:style>
    <style:style style:name="T55" style:family="text">
      <style:text-properties style:text-line-through-style="solid" style:text-line-through-type="single" officeooo:rsid="00b2de6b"/>
    </style:style>
    <style:style style:name="T56" style:family="text">
      <style:text-properties style:text-line-through-style="solid" style:text-line-through-type="single" officeooo:rsid="00b40cb5"/>
    </style:style>
    <style:style style:name="T57" style:family="text">
      <style:text-properties style:text-line-through-style="solid" style:text-line-through-type="single" officeooo:rsid="003470a8"/>
    </style:style>
    <style:style style:name="T58" style:family="text">
      <style:text-properties style:text-line-through-style="solid" style:text-line-through-type="single" officeooo:rsid="003dd409"/>
    </style:style>
    <style:style style:name="T59" style:family="text">
      <style:text-properties style:text-line-through-style="solid" style:text-line-through-type="single" officeooo:rsid="0040fc47"/>
    </style:style>
    <style:style style:name="T60" style:family="text">
      <style:text-properties style:text-line-through-style="solid" style:text-line-through-type="single" officeooo:rsid="002077e0"/>
    </style:style>
    <style:style style:name="T61" style:family="text">
      <style:text-properties style:text-line-through-style="solid" style:text-line-through-type="single" officeooo:rsid="0045b750"/>
    </style:style>
    <style:style style:name="T62" style:family="text">
      <style:text-properties style:text-line-through-style="solid" style:text-line-through-type="single" officeooo:rsid="00496101"/>
    </style:style>
    <style:style style:name="T63" style:family="text">
      <style:text-properties style:text-line-through-style="solid" style:text-line-through-type="single" officeooo:rsid="004ad873"/>
    </style:style>
    <style:style style:name="T64" style:family="text">
      <style:text-properties style:text-line-through-style="solid" style:text-line-through-type="single" officeooo:rsid="0111dfd1"/>
    </style:style>
    <style:style style:name="T65" style:family="text">
      <style:text-properties style:text-line-through-style="solid" style:text-line-through-type="single" officeooo:rsid="0033257c"/>
    </style:style>
    <style:style style:name="T66" style:family="text">
      <style:text-properties style:text-line-through-style="none" style:text-line-through-type="none" officeooo:rsid="00fbad36"/>
    </style:style>
    <style:style style:name="T67" style:family="text">
      <style:text-properties style:text-line-through-style="none" style:text-line-through-type="none" officeooo:rsid="00f8e208"/>
    </style:style>
    <style:style style:name="T68" style:family="text">
      <style:text-properties style:text-line-through-style="none" style:text-line-through-type="none" officeooo:rsid="00fa8f8d"/>
    </style:style>
    <style:style style:name="T69" style:family="text">
      <style:text-properties style:text-line-through-style="none" style:text-line-through-type="none" officeooo:rsid="010231d2"/>
    </style:style>
    <style:style style:name="T70" style:family="text">
      <style:text-properties style:text-line-through-style="none" style:text-line-through-type="none" officeooo:rsid="010384ce"/>
    </style:style>
    <style:style style:name="T71" style:family="text">
      <style:text-properties style:text-line-through-style="none" style:text-line-through-type="none" officeooo:rsid="0104a62b"/>
    </style:style>
    <style:style style:name="T72" style:family="text">
      <style:text-properties style:text-line-through-style="none" style:text-line-through-type="none" officeooo:rsid="01051ac3"/>
    </style:style>
    <style:style style:name="T73" style:family="text">
      <style:text-properties style:text-line-through-style="none" style:text-line-through-type="none" officeooo:rsid="010b936d"/>
    </style:style>
    <style:style style:name="T74" style:family="text">
      <style:text-properties style:text-line-through-style="none" style:text-line-through-type="none" officeooo:rsid="010f00da"/>
    </style:style>
    <style:style style:name="T75" style:family="text">
      <style:text-properties style:text-line-through-style="none" style:text-line-through-type="none" officeooo:rsid="0162b276"/>
    </style:style>
    <style:style style:name="T76" style:family="text">
      <style:text-properties style:text-line-through-style="none" style:text-line-through-type="none" officeooo:rsid="016b4bbc"/>
    </style:style>
    <style:style style:name="T77" style:family="text">
      <style:text-properties officeooo:rsid="012acf2b"/>
    </style:style>
    <style:style style:name="T78" style:family="text">
      <style:text-properties fo:font-style="italic" officeooo:rsid="01414899" style:font-style-asian="italic" style:font-style-complex="italic"/>
    </style:style>
    <style:style style:name="T79" style:family="text">
      <style:text-properties fo:font-style="italic" officeooo:rsid="014c3ff6" style:font-style-asian="italic" style:font-style-complex="italic"/>
    </style:style>
    <style:style style:name="T80" style:family="text">
      <style:text-properties officeooo:rsid="015c5141"/>
    </style:style>
    <style:style style:name="T81" style:family="text">
      <style:text-properties officeooo:rsid="015e03da"/>
    </style:style>
    <style:style style:name="T82" style:family="text">
      <style:text-properties officeooo:rsid="015fabd8"/>
    </style:style>
    <style:style style:name="T83" style:family="text">
      <style:text-properties officeooo:rsid="01610b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SharkDuino File Format</text:p>
      <text:h text:style-name="P111" text:outline-level="1">General Information</text:h>
      <text:p text:style-name="P4"><text:tab/><text:span text:style-name="T47">This format holds data from the SharkDuino tag</text:span>. It consists of a header and alternating sections of accelerometer, gyroscope, and long-term data. <text:span text:style-name="T43">Since the Arduino is an 8-bit processor, it has no padding. All data is little-endian.</text:span></text:p>
      <text:p text:style-name="P4"><text:tab/><text:span text:style-name="T48">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112" text:outline-level="1">Time Structure</text:h>
      <text:p text:style-name="P1"><text:tab/>The time structure, <text:span text:style-name="Source_20_Text"><text:span text:style-name="T26">ts</text:span></text:span>, is used internally by our RTC library to represent time, <text:span text:style-name="T3">and is used in the header and long-term data segments</text:span>. <text:span text:style-name="T49">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ext:span text:style-name="Source_20_Text">Byte</text:span></text:p>
          </table:table-cell>
          <table:table-cell table:style-name="Table1.A1" office:value-type="string">
            <text:p text:style-name="P10"><text:span text:style-name="Source_20_Text">Type</text:span></text:p>
          </table:table-cell>
          <table:table-cell table:style-name="Table1.A1" office:value-type="string">
            <text:p text:style-name="P10"><text:span text:style-name="Source_20_Text">Name</text:span></text:p>
          </table:table-cell>
          <table:table-cell table:style-name="Table1.A1" office:value-type="string">
            <text:p text:style-name="P10"><text:span text:style-name="Source_20_Text">Description</text:span></text:p>
          </table:table-cell>
        </table:table-row>
        <table:table-row>
          <table:table-cell table:style-name="Table1.A2" office:value-type="string">
            <text:p text:style-name="P15"><text:span text:style-name="Source_20_Text">0</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sec</text:span></text:span></text:p>
          </table:table-cell>
          <table:table-cell table:style-name="Table1.A2" office:value-type="string">
            <text:p text:style-name="P29"><text:span text:style-name="Source_20_Text">Seconds</text:span></text:p>
          </table:table-cell>
        </table:table-row>
        <table:table-row>
          <table:table-cell table:style-name="Table1.A2" office:value-type="string">
            <text:p text:style-name="P15"><text:span text:style-name="Source_20_Text">1</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in</text:span></text:span></text:p>
          </table:table-cell>
          <table:table-cell table:style-name="Table1.A2" office:value-type="string">
            <text:p text:style-name="P29"><text:span text:style-name="Source_20_Text">Minutes</text:span></text:p>
          </table:table-cell>
        </table:table-row>
        <table:table-row>
          <table:table-cell table:style-name="Table1.A2" office:value-type="string">
            <text:p text:style-name="P15"><text:span text:style-name="Source_20_Text">2</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hour</text:span></text:span></text:p>
          </table:table-cell>
          <table:table-cell table:style-name="Table1.A2" office:value-type="string">
            <text:p text:style-name="P29"><text:span text:style-name="Source_20_Text">Hours</text:span></text:p>
          </table:table-cell>
        </table:table-row>
        <table:table-row>
          <table:table-cell table:style-name="Table1.A2" office:value-type="string">
            <text:p text:style-name="P15"><text:span text:style-name="Source_20_Text">3</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day</text:span></text:span></text:p>
          </table:table-cell>
          <table:table-cell table:style-name="Table1.A2" office:value-type="string">
            <text:p text:style-name="P29"><text:span text:style-name="Source_20_Text">Day of the month</text:span></text:p>
          </table:table-cell>
        </table:table-row>
        <table:table-row>
          <table:table-cell table:style-name="Table1.A2" office:value-type="string">
            <text:p text:style-name="P15"><text:span text:style-name="Source_20_Text">4</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on</text:span></text:span></text:p>
          </table:table-cell>
          <table:table-cell table:style-name="Table1.A2" office:value-type="string">
            <text:p text:style-name="P29"><text:span text:style-name="Source_20_Text">Month</text:span></text:p>
          </table:table-cell>
        </table:table-row>
        <table:table-row>
          <table:table-cell table:style-name="Table1.A2" office:value-type="string">
            <text:p text:style-name="P25"><text:span text:style-name="Source_20_Text"><text:span text:style-name="T42">5</text:span></text:span></text:p>
          </table:table-cell>
          <table:table-cell table:style-name="Table1.A2" office:value-type="string">
            <text:p text:style-name="P87"><text:span text:style-name="Source_20_Text"><text:span text:style-name="T46">int16_t</text:span></text:span></text:p>
          </table:table-cell>
          <table:table-cell table:style-name="Table1.A2" office:value-type="string">
            <text:p text:style-name="P28"><text:span text:style-name="Source_20_Text"><text:span text:style-name="T1">year</text:span></text:span></text:p>
          </table:table-cell>
          <table:table-cell table:style-name="Table1.A2" office:value-type="string">
            <text:p text:style-name="P29"><text:span text:style-name="Source_20_Text">Year</text:span></text:p>
          </table:table-cell>
        </table:table-row>
        <table:table-row>
          <table:table-cell table:style-name="Table1.A2" office:value-type="string">
            <text:p text:style-name="P25"><text:span text:style-name="Source_20_Text"><text:span text:style-name="T42">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6"><text:span text:style-name="Source_20_Text"><text:span text:style-name="T44">7</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wday</text:span></text:span></text:p>
          </table:table-cell>
          <table:table-cell table:style-name="Table1.A2" office:value-type="string">
            <text:p text:style-name="P29"><text:span text:style-name="Source_20_Text">Day of the week</text:span></text:p>
          </table:table-cell>
        </table:table-row>
        <table:table-row>
          <table:table-cell table:style-name="Table1.A2" office:value-type="string">
            <text:p text:style-name="P26"><text:span text:style-name="Source_20_Text"><text:span text:style-name="T44">8</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day</text:span></text:span></text:p>
          </table:table-cell>
          <table:table-cell table:style-name="Table1.A2" office:value-type="string">
            <text:p text:style-name="P29"><text:span text:style-name="Source_20_Text">Day of the year</text:span></text:p>
          </table:table-cell>
        </table:table-row>
        <table:table-row>
          <table:table-cell table:style-name="Table1.A2" office:value-type="string">
            <text:p text:style-name="P26"><text:span text:style-name="Source_20_Text"><text:span text:style-name="T44">9</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isdst</text:span></text:span></text:p>
          </table:table-cell>
          <table:table-cell table:style-name="Table1.A2" office:value-type="string">
            <text:p text:style-name="P29"><text:span text:style-name="Source_20_Text">Daylight savings time?</text:span></text:p>
          </table:table-cell>
        </table:table-row>
        <table:table-row>
          <table:table-cell table:style-name="Table1.A2" office:value-type="string">
            <text:p text:style-name="P26"><text:span text:style-name="Source_20_Text"><text:span text:style-name="T44">10</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ear_s</text:span></text:span></text:p>
          </table:table-cell>
          <table:table-cell table:style-name="Table1.A2" office:value-type="string">
            <text:p text:style-name="P29"><text:span text:style-name="Source_20_Text">Year in short notation</text:span></text:p>
          </table:table-cell>
        </table:table-row>
      </table:table>
      <text:p text:style-name="Text_20_body"/>
      <text:p text:style-name="Text_20_body"><text:tab/><text:span text:style-name="Source_20_Text"><text:span text:style-name="T50">yday</text:span></text:span><text:span text:style-name="T50"> and </text:span><text:span text:style-name="Source_20_Text"><text:span text:style-name="T50">isdst</text:span></text:span><text:span text:style-name="T50"> are not guaranteed to be set correctly; everything else is.</text:span></text:p>
      <text:h text:style-name="P113" text:outline-level="1">Header</text:h>
      <text:p text:style-name="P5"><text:tab/>The header contains information that contextualizes the rest of the data. <text:span text:style-name="T19">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span text:style-name="Source_20_Text">Byte</text:span></text:p>
          </table:table-cell>
          <table:table-cell table:style-name="Table2.A1" office:value-type="string">
            <text:p text:style-name="P11"><text:span text:style-name="Source_20_Text">Type</text:span></text:p>
          </table:table-cell>
          <table:table-cell table:style-name="Table2.A1" office:value-type="string">
            <text:p text:style-name="P11"><text:span text:style-name="Source_20_Text">Name</text:span></text:p>
          </table:table-cell>
          <table:table-cell table:style-name="Table2.A1" office:value-type="string">
            <text:p text:style-name="P11"><text:span text:style-name="Source_20_Text">Description</text:span></text:p>
          </table:table-cell>
        </table:table-row>
        <table:table-row>
          <table:table-cell table:style-name="Table2.A2" office:value-type="string">
            <text:p text:style-name="P16"><text:span text:style-name="Source_20_Text">0</text:span></text:p>
          </table:table-cell>
          <table:table-cell table:style-name="Table2.A2" office:value-type="string">
            <text:p text:style-name="P69"><text:span text:style-name="Source_20_Text"><text:span text:style-name="T4">char[4]</text:span></text:span></text:p>
          </table:table-cell>
          <table:table-cell table:style-name="Table2.A2" office:value-type="string">
            <text:p text:style-name="P48"><text:span text:style-name="Source_20_Text"><text:span text:style-name="T4">name</text:span></text:span></text:p>
          </table:table-cell>
          <table:table-cell table:style-name="Table2.A2" office:value-type="string">
            <text:p text:style-name="P30"><text:span text:style-name="Source_20_Text"><text:span text:style-name="T4">Name of the tag, e.g. “PRT4”.</text:span></text:span></text:p>
          </table:table-cell>
        </table:table-row>
        <table:table-row>
          <table:table-cell table:style-name="Table2.A2" office:value-type="string">
            <text:p text:style-name="P16"><text:span text:style-name="Source_20_Text">1</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49"><text:span text:style-name="Source_20_Text">2</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49"><text:span text:style-name="Source_20_Text">3</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53"><text:span text:style-name="Source_20_Text">4</text:span></text:p>
          </table:table-cell>
          <table:table-cell table:style-name="Table2.A2" office:value-type="string">
            <text:p text:style-name="P54"><text:span text:style-name="Source_20_Text"><text:span text:style-name="T5">uint8_t</text:span></text:span></text:p>
          </table:table-cell>
          <table:table-cell table:style-name="Table2.A2" office:value-type="string">
            <text:p text:style-name="P59"><text:span text:style-name="Source_20_Text"><text:span text:style-name="T5">orient</text:span></text:span></text:p>
          </table:table-cell>
          <table:table-cell table:style-name="Table2.A2" office:value-type="string">
            <text:p text:style-name="P31"><text:span text:style-name="Source_20_Text"><text:span text:style-name="T6">Orientation bit (swap x and y gyro if 1)</text:span></text:span></text:p>
          </table:table-cell>
        </table:table-row>
        <table:table-row>
          <table:table-cell table:style-name="Table2.A2" office:value-type="string">
            <text:p text:style-name="P17"><text:span text:style-name="Source_20_Text"><text:span text:style-name="T5">5</text:span></text:span></text:p>
          </table:table-cell>
          <table:table-cell table:style-name="Table2.A2" office:value-type="string">
            <text:p text:style-name="P61"><text:span text:style-name="Source_20_Text"><text:span text:style-name="T9">float</text:span></text:span></text:p>
          </table:table-cell>
          <table:table-cell table:style-name="Table2.A2" office:value-type="string">
            <text:p text:style-name="P65"><text:span text:style-name="Source_20_Text"><text:span text:style-name="T10">gyro_x_bias</text:span></text:span></text:p>
          </table:table-cell>
          <table:table-cell table:style-name="Table2.A2" office:value-type="string">
            <text:p text:style-name="P33"/>
          </table:table-cell>
        </table:table-row>
        <table:table-row>
          <table:table-cell table:style-name="Table2.A2" office:value-type="string">
            <text:p text:style-name="P17"><text:span text:style-name="Source_20_Text"><text:span text:style-name="T5">6</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7</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8</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9</text:span></text:span></text:p>
          </table:table-cell>
          <table:table-cell table:style-name="Table2.A2" office:value-type="string">
            <text:p text:style-name="P61"><text:span text:style-name="User_20_Entry"><text:span text:style-name="T9">float</text:span></text:span></text:p>
          </table:table-cell>
          <table:table-cell table:style-name="Table2.A2" office:value-type="string">
            <text:p text:style-name="P65"><text:span text:style-name="Source_20_Text"><text:span text:style-name="T10">gyro_y_bias</text:span></text:span></text:p>
          </table:table-cell>
          <table:table-cell table:style-name="Table2.A2" office:value-type="string">
            <text:p text:style-name="P30"/>
          </table:table-cell>
        </table:table-row>
        <table:table-row>
          <table:table-cell table:style-name="Table2.A2" office:value-type="string">
            <text:p text:style-name="P18"><text:span text:style-name="User_20_Entry"><text:span text:style-name="T8">10</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1</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2</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3</text:span></text:span></text:p>
          </table:table-cell>
          <table:table-cell table:style-name="Table2.A2" office:value-type="string">
            <text:p text:style-name="P66"><text:span text:style-name="Source_20_Text">float</text:span></text:p>
          </table:table-cell>
          <table:table-cell table:style-name="Table2.A2" office:value-type="string">
            <text:p text:style-name="P66"><text:span text:style-name="Source_20_Text">gyro_z_bias</text:span></text:p>
          </table:table-cell>
          <table:table-cell table:style-name="Table2.A2" office:value-type="string">
            <text:p text:style-name="P30"><text:span text:style-name="Source_20_Text"/></text:p>
          </table:table-cell>
        </table:table-row>
        <table:table-row>
          <table:table-cell table:style-name="Table2.A2" office:value-type="string">
            <text:p text:style-name="P18"><text:span text:style-name="User_20_Entry"><text:span text:style-name="T8">14</text:span></text:span></text:p>
          </table:table-cell>
          <table:table-cell table:style-name="Table2.A2" office:value-type="string">
            <text:p text:style-name="P60"><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5</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62"><text:span text:style-name="Source_20_Text">16</text:span></text:p>
          </table:table-cell>
          <table:table-cell table:style-name="Table2.A2" office:value-type="string">
            <text:p text:style-name="P60"><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66"><text:span text:style-name="Source_20_Text">17</text:span></text:p>
          </table:table-cell>
          <table:table-cell table:style-name="Table2.A2" office:value-type="string">
            <text:p text:style-name="P60"><text:span text:style-name="Source_20_Text"><text:span text:style-name="T7">uint16_t</text:span></text:span></text:p>
          </table:table-cell>
          <table:table-cell table:style-name="Table2.A2" office:value-type="string">
            <text:p text:style-name="P60"><text:span text:style-name="Source_20_Text"><text:span text:style-name="T7">accel_buffer_size</text:span></text:span></text:p>
          </table:table-cell>
          <table:table-cell table:style-name="Table2.A2" office:value-type="string">
            <text:p text:style-name="P32"><text:span text:style-name="Source_20_Text"><text:span text:style-name="T7">Size, in bytes, of an accelerometer write</text:span></text:span></text:p>
          </table:table-cell>
        </table:table-row>
        <table:table-row>
          <table:table-cell table:style-name="Table2.A2" office:value-type="string">
            <text:p text:style-name="P19"><text:span text:style-name="User_20_Entry"><text:span text:style-name="T11">18</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63"><text:span text:style-name="Source_20_Text"><text:span text:style-name="T11">19</text:span></text:span></text:p>
          </table:table-cell>
          <table:table-cell table:style-name="Table2.A2" office:value-type="string">
            <text:p text:style-name="P60"><text:span text:style-name="Source_20_Text"><text:span text:style-name="T7">uint16_t</text:span></text:span></text:p>
          </table:table-cell>
          <table:table-cell table:style-name="Table2.A2" office:value-type="string">
            <text:p text:style-name="P60"><text:span text:style-name="Source_20_Text"><text:span text:style-name="T7">gyro_buffer_size</text:span></text:span></text:p>
          </table:table-cell>
          <table:table-cell table:style-name="Table2.A2" office:value-type="string">
            <text:p text:style-name="P32"><text:span text:style-name="Source_20_Text"><text:span text:style-name="T7">Size, in bytes, of a gyroscope write</text:span></text:span></text:p>
          </table:table-cell>
        </table:table-row>
        <table:table-row>
          <table:table-cell table:style-name="Table2.A2" office:value-type="string">
            <text:p text:style-name="P67"><text:span text:style-name="Source_20_Text"><text:span text:style-name="T11">20</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19"><text:span text:style-name="Source_20_Text"><text:span text:style-name="T11">21</text:span></text:span></text:p>
          </table:table-cell>
          <table:table-cell table:style-name="Table2.A2" office:value-type="string">
            <text:p text:style-name="P77"><text:span text:style-name="Source_20_Text"><text:span text:style-name="T7">uint16_t</text:span></text:span></text:p>
          </table:table-cell>
          <table:table-cell table:style-name="Table2.A2" office:value-type="string">
            <text:p text:style-name="P80"><text:span text:style-name="Source_20_Text">long_term_period</text:span></text:p>
          </table:table-cell>
          <table:table-cell table:style-name="Table2.A2" office:value-type="string">
            <text:p text:style-name="P30"/>
          </table:table-cell>
        </table:table-row>
        <table:table-row>
          <table:table-cell table:style-name="Table2.A2" office:value-type="string">
            <text:p text:style-name="P19"><text:span text:style-name="Source_20_Text"><text:span text:style-name="T11">22</text:span></text:span></text:p>
          </table:table-cell>
          <table:table-cell table:style-name="Table2.A2" office:value-type="string">
            <text:p text:style-name="P79"><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p>
          </table:table-cell>
        </table:table-row>
        <table:table-row>
          <table:table-cell table:style-name="Table2.A2" office:value-type="string">
            <text:p text:style-name="P20"><text:span text:style-name="Source_20_Text"><text:span text:style-name="T12">23</text:span></text:span></text:p>
          </table:table-cell>
          <table:table-cell table:style-name="Table2.A2" office:value-type="string">
            <text:p text:style-name="P75"><text:span text:style-name="Source_20_Text"><text:span text:style-name="T14">float</text:span></text:span></text:p>
          </table:table-cell>
          <table:table-cell table:style-name="Table2.A2" office:value-type="string">
            <text:p text:style-name="P76"><text:span text:style-name="Source_20_Text"><text:span text:style-name="T15">accel_scale</text:span></text:span></text:p>
          </table:table-cell>
          <table:table-cell table:style-name="Table2.A2" office:value-type="string">
            <text:p text:style-name="P40"><text:span text:style-name="Source_20_Text"><text:span text:style-name="T16">Accelerometer’s max acceleration readout (e.g. 8g’s).</text:span></text:span></text:p>
          </table:table-cell>
        </table:table-row>
        <table:table-row>
          <table:table-cell table:style-name="Table2.A2" office:value-type="string">
            <text:p text:style-name="P20"><text:span text:style-name="Source_20_Text"><text:span text:style-name="T12">24</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5</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6</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7</text:span></text:span></text:p>
          </table:table-cell>
          <table:table-cell table:style-name="Table2.A2" office:value-type="string">
            <text:p text:style-name="P75"><text:span text:style-name="Source_20_Text"><text:span text:style-name="T14">float</text:span></text:span></text:p>
          </table:table-cell>
          <table:table-cell table:style-name="Table2.A2" office:value-type="string">
            <text:p text:style-name="P76"><text:span text:style-name="Source_20_Text"><text:span text:style-name="T15">gyro_scale</text:span></text:span></text:p>
          </table:table-cell>
          <table:table-cell table:style-name="Table2.A2" office:value-type="string">
            <text:p text:style-name="P41"><text:span text:style-name="Source_20_Text"><text:span text:style-name="T17">Gyroscope’s max angular velocity readout (e.g. 250DPS)</text:span></text:span></text:p>
          </table:table-cell>
        </table:table-row>
        <table:table-row>
          <table:table-cell table:style-name="Table2.A2" office:value-type="string">
            <text:p text:style-name="P20"><text:span text:style-name="Source_20_Text"><text:span text:style-name="T12">28</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9</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30</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1"><text:span text:style-name="Source_20_Text"><text:span text:style-name="T12">31</text:span></text:span></text:p>
          </table:table-cell>
          <table:table-cell table:style-name="Table2.A2" office:value-type="string">
            <text:p text:style-name="P70"><text:span text:style-name="Source_20_Text"><text:span text:style-name="T13">ts</text:span></text:span></text:p>
          </table:table-cell>
          <table:table-cell table:style-name="Table2.A2" office:value-type="string">
            <text:p text:style-name="P70"><text:span text:style-name="Source_20_Text"><text:span text:style-name="T13">time</text:span></text:span></text:p>
          </table:table-cell>
          <table:table-cell table:style-name="Table2.A2" office:value-type="string">
            <text:p text:style-name="P34"><text:span text:style-name="Source_20_Text"><text:span text:style-name="T13">Time at startup</text:span></text:span></text:p>
          </table:table-cell>
        </table:table-row>
        <table:table-row>
          <table:table-cell table:style-name="Table2.A2" table:number-columns-spanned="4" office:value-type="string">
            <text:p text:style-name="P27"><text:span text:style-name="Source_20_Text"><text:span text:style-name="T45">Etc, etc...</text:span></text:span></text:p>
          </table:table-cell>
          <table:covered-table-cell/>
          <table:covered-table-cell/>
          <table:covered-table-cell/>
        </table:table-row>
      </table:table>
      <text:h text:style-name="P114" text:outline-level="1">Accelerometer Data</text:h>
      <text:p text:style-name="P7"><text:span text:style-name="T65"><text:tab/></text:span>This section consists of the accelerometer’s internal data buffer, preceded by the characters <text:span text:style-name="Source_20_Text">ACCL</text:span>. <text:span text:style-name="T57">Its size is equal to </text:span><text:span text:style-name="Source_20_Text"><text:span text:style-name="T57">(accel_buffer_size / 2) * 9</text:span></text:span><text:span text:style-name="T57">, where 9 is the size of a “pack” of two accelerometer reads. Each accelerometer “read” is a 12-bit signed integer that needs to be expanded into a floating-point number via </text:span><text:span text:style-name="Source_20_Text"><text:span text:style-name="T57">accel_scale</text:span></text:span><text:span text:style-name="T57">. Each “pack” has the following layou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text:span text:style-name="Source_20_Text"><text:span text:style-name="T51">Byte</text:span></text:span></text:p>
          </table:table-cell>
          <table:table-cell table:style-name="Table3.A1" office:value-type="string">
            <text:p text:style-name="P12"><text:span text:style-name="Source_20_Text"><text:span text:style-name="T51">Type</text:span></text:span></text:p>
          </table:table-cell>
          <table:table-cell table:style-name="Table3.A1" office:value-type="string">
            <text:p text:style-name="P12"><text:span text:style-name="Source_20_Text"><text:span text:style-name="T51">Name</text:span></text:span></text:p>
          </table:table-cell>
          <table:table-cell table:style-name="Table3.A1" office:value-type="string">
            <text:p text:style-name="P12"><text:span text:style-name="Source_20_Text"><text:span text:style-name="T51">Description</text:span></text:span></text:p>
          </table:table-cell>
        </table:table-row>
        <table:table-row>
          <table:table-cell table:style-name="Table3.A2" office:value-type="string">
            <text:p text:style-name="P22"><text:span text:style-name="Source_20_Text"><text:span text:style-name="T51">0</text:span></text:span></text:p>
          </table:table-cell>
          <table:table-cell table:style-name="Table3.A2" office:value-type="string">
            <text:p text:style-name="P71"><text:span text:style-name="Source_20_Text"><text:span text:style-name="T58">uint8_t</text:span></text:span></text:p>
          </table:table-cell>
          <table:table-cell table:style-name="Table3.A2" office:value-type="string">
            <text:p text:style-name="P71"><text:span text:style-name="Source_20_Text"><text:span text:style-name="T58">x1_lsb</text:span></text:span></text:p>
          </table:table-cell>
          <table:table-cell table:style-name="Table3.A2" office:value-type="string">
            <text:p text:style-name="P36"><text:span text:style-name="Source_20_Text"><text:span text:style-name="T59">Least significant byte of odd X read.</text:span></text:span></text:p>
          </table:table-cell>
        </table:table-row>
        <table:table-row>
          <table:table-cell table:style-name="Table3.A2" office:value-type="string">
            <text:p text:style-name="P22"><text:span text:style-name="Source_20_Text"><text:span text:style-name="T51">1</text:span></text:span></text:p>
          </table:table-cell>
          <table:table-cell table:style-name="Table3.A2" office:value-type="string">
            <text:p text:style-name="P71"><text:span text:style-name="Source_20_Text"><text:span text:style-name="T58">uint8_t</text:span></text:span></text:p>
          </table:table-cell>
          <table:table-cell table:style-name="Table3.A2" office:value-type="string">
            <text:p text:style-name="P72"><text:span text:style-name="Source_20_Text"><text:span text:style-name="T58">y1_lsb</text:span></text:span></text:p>
          </table:table-cell>
          <table:table-cell table:style-name="Table3.A2" office:value-type="string">
            <text:p text:style-name="P35"><text:span text:style-name="Source_20_Text"><text:span text:style-name="T51">...</text:span></text:span></text:p>
          </table:table-cell>
        </table:table-row>
        <table:table-row>
          <table:table-cell table:style-name="Table3.A2" office:value-type="string">
            <text:p text:style-name="P50"><text:span text:style-name="Source_20_Text"><text:span text:style-name="T51">2</text:span></text:span></text:p>
          </table:table-cell>
          <table:table-cell table:style-name="Table3.A2" office:value-type="string">
            <text:p text:style-name="P71"><text:span text:style-name="Source_20_Text"><text:span text:style-name="T58">uint8_t</text:span></text:span></text:p>
          </table:table-cell>
          <table:table-cell table:style-name="Table3.A2" office:value-type="string">
            <text:p text:style-name="P72"><text:span text:style-name="Source_20_Text"><text:span text:style-name="T58">z1_lsb</text:span></text:span></text:p>
          </table:table-cell>
          <table:table-cell table:style-name="Table3.A2" office:value-type="string">
            <text:p text:style-name="P39"><text:span text:style-name="Source_20_Text"><text:span text:style-name="T51">...</text:span></text:span></text:p>
          </table:table-cell>
        </table:table-row>
        <table:table-row>
          <table:table-cell table:style-name="Table3.A2" office:value-type="string">
            <text:p text:style-name="P50"><text:span text:style-name="Source_20_Text"><text:span text:style-name="T51">3</text:span></text:span></text:p>
          </table:table-cell>
          <table:table-cell table:style-name="Table3.A2" office:value-type="string">
            <text:p text:style-name="P71"><text:span text:style-name="Source_20_Text"><text:span text:style-name="T58">uint8_t</text:span></text:span></text:p>
          </table:table-cell>
          <table:table-cell table:style-name="Table3.A2" office:value-type="string">
            <text:p text:style-name="P72"><text:span text:style-name="Source_20_Text"><text:span text:style-name="T58">x2_lsb</text:span></text:span></text:p>
          </table:table-cell>
          <table:table-cell table:style-name="Table3.A2" office:value-type="string">
            <text:p text:style-name="P37"><text:span text:style-name="Source_20_Text"><text:span text:style-name="T59">Least significant byte of even X read.</text:span></text:span></text:p>
          </table:table-cell>
        </table:table-row>
        <table:table-row>
          <table:table-cell table:style-name="Table3.A2" office:value-type="string">
            <text:p text:style-name="P55"><text:span text:style-name="Source_20_Text"><text:span text:style-name="T51">4</text:span></text:span></text:p>
          </table:table-cell>
          <table:table-cell table:style-name="Table3.A2" office:value-type="string">
            <text:p text:style-name="P56"><text:span text:style-name="Source_20_Text"><text:span text:style-name="T58">uint8_t</text:span></text:span></text:p>
          </table:table-cell>
          <table:table-cell table:style-name="Table3.A2" office:value-type="string">
            <text:p text:style-name="P72"><text:span text:style-name="Source_20_Text"><text:span text:style-name="T58">y2_lsb</text:span></text:span></text:p>
          </table:table-cell>
          <table:table-cell table:style-name="Table3.A2" office:value-type="string">
            <text:p text:style-name="P39"><text:span text:style-name="Source_20_Text"><text:span text:style-name="T51">...</text:span></text:span></text:p>
          </table:table-cell>
        </table:table-row>
        <table:table-row>
          <table:table-cell table:style-name="Table3.A2" office:value-type="string">
            <text:p text:style-name="P22"><text:span text:style-name="Source_20_Text"><text:span text:style-name="T60">5</text:span></text:span></text:p>
          </table:table-cell>
          <table:table-cell table:style-name="Table3.A2" office:value-type="string">
            <text:p text:style-name="P71"><text:span text:style-name="Source_20_Text"><text:span text:style-name="T58">uint8_t</text:span></text:span></text:p>
          </table:table-cell>
          <table:table-cell table:style-name="Table3.A2" office:value-type="string">
            <text:p text:style-name="P72"><text:span text:style-name="Source_20_Text"><text:span text:style-name="T58">z2_lsb</text:span></text:span></text:p>
          </table:table-cell>
          <table:table-cell table:style-name="Table3.A2" office:value-type="string">
            <text:p text:style-name="P39"><text:span text:style-name="Source_20_Text"><text:span text:style-name="T51">...</text:span></text:span></text:p>
          </table:table-cell>
        </table:table-row>
        <table:table-row>
          <table:table-cell table:style-name="Table3.A2" office:value-type="string">
            <text:p text:style-name="P22"><text:span text:style-name="Source_20_Text"><text:span text:style-name="T60">6</text:span></text:span></text:p>
          </table:table-cell>
          <table:table-cell table:style-name="Table3.A2" office:value-type="string">
            <text:p text:style-name="P73"><text:span text:style-name="Source_20_Text"><text:span text:style-name="T61">uint8_t</text:span></text:span></text:p>
          </table:table-cell>
          <table:table-cell table:style-name="Table3.A2" office:value-type="string">
            <text:p text:style-name="P73"><text:span text:style-name="Source_20_Text"><text:span text:style-name="T61">x1_x2_msb</text:span></text:span></text:p>
          </table:table-cell>
          <table:table-cell table:style-name="Table3.A2" office:value-type="string">
            <text:p text:style-name="P38"><text:span text:style-name="Source_20_Text"><text:span text:style-name="T62">Most significant “nibbles” (four bits) of the </text:span></text:span><text:soft-page-break/><text:span text:style-name="Source_20_Text"><text:span text:style-name="T62">odd and even X reads, respectively.</text:span></text:span></text:p>
          </table:table-cell>
        </table:table-row>
        <table:table-row>
          <table:table-cell table:style-name="Table3.A2" office:value-type="string">
            <text:p text:style-name="P22"><text:span text:style-name="Source_20_Text"><text:span text:style-name="T60">7</text:span></text:span></text:p>
          </table:table-cell>
          <table:table-cell table:style-name="Table3.A2" office:value-type="string">
            <text:p text:style-name="P73"><text:span text:style-name="Source_20_Text"><text:span text:style-name="T61">uint8_t</text:span></text:span></text:p>
          </table:table-cell>
          <table:table-cell table:style-name="Table3.A2" office:value-type="string">
            <text:p text:style-name="P74"><text:span text:style-name="Source_20_Text"><text:span text:style-name="T63">y1_y2_msb</text:span></text:span></text:p>
          </table:table-cell>
          <table:table-cell table:style-name="Table3.A2" office:value-type="string">
            <text:p text:style-name="P35"><text:span text:style-name="Source_20_Text"><text:span text:style-name="T51">...</text:span></text:span></text:p>
          </table:table-cell>
        </table:table-row>
        <table:table-row>
          <table:table-cell table:style-name="Table3.A2" office:value-type="string">
            <text:p text:style-name="P22"><text:span text:style-name="Source_20_Text"><text:span text:style-name="T60">8</text:span></text:span></text:p>
          </table:table-cell>
          <table:table-cell table:style-name="Table3.A2" office:value-type="string">
            <text:p text:style-name="P73"><text:span text:style-name="Source_20_Text"><text:span text:style-name="T61">uint8_t</text:span></text:span></text:p>
          </table:table-cell>
          <table:table-cell table:style-name="Table3.A2" office:value-type="string">
            <text:p text:style-name="P74"><text:span text:style-name="Source_20_Text"><text:span text:style-name="T63">z1_z2_msb</text:span></text:span></text:p>
          </table:table-cell>
          <table:table-cell table:style-name="Table3.A2" office:value-type="string">
            <text:p text:style-name="P35"><text:span text:style-name="Source_20_Text"><text:span text:style-name="T51">...</text:span></text:span></text:p>
          </table:table-cell>
        </table:table-row>
      </table:table>
      <text:p text:style-name="P97"><text:tab/></text:p>
      <text:p text:style-name="P93"><text:span text:style-name="T64"><text:tab/>To convert the reads into floats, multiply them by </text:span><text:span text:style-name="Source_20_Text"><text:span text:style-name="T64">float{accel_scale / (1 &lt;&lt; 11)}</text:span></text:span><text:span text:style-name="T64">. Unpacking the bytes and nibbles into 12-bit accelerometer reads is simple enough that it will not be covered here.</text:span></text:p>
      <text:p text:style-name="P93"/>
      <text:p text:style-name="P100"><text:tab/>The above information referred to the old MMA8452Q <text:span text:style-name="T77">accelerometer. <text:s/>The new accelerometer, the MMA8451Q, stores its data differently, as described below.</text:span></text:p>
      <text:p text:style-name="P99"/>
      <text:p text:style-name="P99"><text:span text:style-name="T77"><text:tab/>This section consists of the accelerometer’s internal data buffer, preceded by the characters </text:span><text:span text:style-name="Source_20_Text"><text:span text:style-name="T77">ACCL</text:span></text:span><text:span text:style-name="T77">. It consists of </text:span><text:span text:style-name="Source_20_Text"><text:span text:style-name="T77">accel_buffer_size</text:span></text:span><text:span text:style-name="T77"> samples, each of which contains </text:span><text:span text:style-name="T78">x</text:span><text:span text:style-name="T30">, </text:span><text:span text:style-name="T78">y</text:span><text:span text:style-name="T30">, and </text:span><text:span text:style-name="T78">z</text:span><text:span text:style-name="T30"> axis readings</text:span><text:span text:style-name="T77">. Each reading is stored in 14-bit signed big-endian integers, like so:</text:span></text:p>
      <text:p text:style-name="P98"/>
      <table:table table:name="Table6" table:style-name="Table6">
        <table:table-column table:style-name="Table6.A"/>
        <table:table-column table:style-name="Table6.B" table:number-columns-repeated="15"/>
        <table:table-column table:style-name="Table6.Q"/>
        <table:table-row>
          <table:table-cell table:style-name="Table6.A1" office:value-type="string">
            <text:p text:style-name="P90"/>
          </table:table-cell>
          <table:table-cell table:style-name="Table6.B1" table:number-columns-spanned="8" office:value-type="string">
            <text:p text:style-name="P90">Most-Significant Byte</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90">Least-Significant Byte</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91">On Device</text:p>
          </table:table-cell>
          <table:table-cell table:style-name="Table6.A2" office:value-type="string">
            <text:p text:style-name="P89">13</text:p>
          </table:table-cell>
          <table:table-cell table:style-name="Table6.A2" office:value-type="string">
            <text:p text:style-name="P89">12</text:p>
          </table:table-cell>
          <table:table-cell table:style-name="Table6.A2" office:value-type="string">
            <text:p text:style-name="P89">11</text:p>
          </table:table-cell>
          <table:table-cell table:style-name="Table6.A2" office:value-type="string">
            <text:p text:style-name="P89">10</text:p>
          </table:table-cell>
          <table:table-cell table:style-name="Table6.A2" office:value-type="string">
            <text:p text:style-name="P89">9</text:p>
          </table:table-cell>
          <table:table-cell table:style-name="Table6.A2" office:value-type="string">
            <text:p text:style-name="P89">8</text:p>
          </table:table-cell>
          <table:table-cell table:style-name="Table6.A2" office:value-type="string">
            <text:p text:style-name="P89">7</text:p>
          </table:table-cell>
          <table:table-cell table:style-name="Table6.A2" office:value-type="string">
            <text:p text:style-name="P89">6</text:p>
          </table:table-cell>
          <table:table-cell table:style-name="Table6.A2" office:value-type="string">
            <text:p text:style-name="P89">5</text:p>
          </table:table-cell>
          <table:table-cell table:style-name="Table6.A2" office:value-type="string">
            <text:p text:style-name="P89">4</text:p>
          </table:table-cell>
          <table:table-cell table:style-name="Table6.A2" office:value-type="string">
            <text:p text:style-name="P89">3</text:p>
          </table:table-cell>
          <table:table-cell table:style-name="Table6.A2" office:value-type="string">
            <text:p text:style-name="P89">2</text:p>
          </table:table-cell>
          <table:table-cell table:style-name="Table6.A2" office:value-type="string">
            <text:p text:style-name="P89">1</text:p>
          </table:table-cell>
          <table:table-cell table:style-name="Table6.A2" office:value-type="string">
            <text:p text:style-name="P89">0</text:p>
          </table:table-cell>
          <table:table-cell table:style-name="Table6.A2" office:value-type="string">
            <text:p text:style-name="P89">X</text:p>
          </table:table-cell>
          <table:table-cell table:style-name="Table6.Q2" office:value-type="string">
            <text:p text:style-name="P89">X</text:p>
          </table:table-cell>
        </table:table-row>
        <table:table-row>
          <table:table-cell table:style-name="Table6.A2" office:value-type="string">
            <text:p text:style-name="P91">On Computer</text:p>
          </table:table-cell>
          <table:table-cell table:style-name="Table6.A2" office:value-type="string">
            <text:p text:style-name="P92">X</text:p>
          </table:table-cell>
          <table:table-cell table:style-name="Table6.A2" office:value-type="string">
            <text:p text:style-name="P92">X</text:p>
          </table:table-cell>
          <table:table-cell table:style-name="Table6.A2" office:value-type="string">
            <text:p text:style-name="P92">5</text:p>
          </table:table-cell>
          <table:table-cell table:style-name="Table6.A2" office:value-type="string">
            <text:p text:style-name="P92">4</text:p>
          </table:table-cell>
          <table:table-cell table:style-name="Table6.A2" office:value-type="string">
            <text:p text:style-name="P92">3</text:p>
          </table:table-cell>
          <table:table-cell table:style-name="Table6.A2" office:value-type="string">
            <text:p text:style-name="P92">2</text:p>
          </table:table-cell>
          <table:table-cell table:style-name="Table6.A2" office:value-type="string">
            <text:p text:style-name="P92">1</text:p>
          </table:table-cell>
          <table:table-cell table:style-name="Table6.A2" office:value-type="string">
            <text:p text:style-name="P92">0</text:p>
          </table:table-cell>
          <table:table-cell table:style-name="Table6.A2" office:value-type="string">
            <text:p text:style-name="P92">13</text:p>
          </table:table-cell>
          <table:table-cell table:style-name="Table6.A2" office:value-type="string">
            <text:p text:style-name="P92">12</text:p>
          </table:table-cell>
          <table:table-cell table:style-name="Table6.A2" office:value-type="string">
            <text:p text:style-name="P92">11</text:p>
          </table:table-cell>
          <table:table-cell table:style-name="Table6.A2" office:value-type="string">
            <text:p text:style-name="P92">10</text:p>
          </table:table-cell>
          <table:table-cell table:style-name="Table6.A2" office:value-type="string">
            <text:p text:style-name="P92">9</text:p>
          </table:table-cell>
          <table:table-cell table:style-name="Table6.A2" office:value-type="string">
            <text:p text:style-name="P92">8</text:p>
          </table:table-cell>
          <table:table-cell table:style-name="Table6.A2" office:value-type="string">
            <text:p text:style-name="P92">7</text:p>
          </table:table-cell>
          <table:table-cell table:style-name="Table6.Q2" office:value-type="string">
            <text:p text:style-name="P92">6</text:p>
          </table:table-cell>
        </table:table-row>
      </table:table>
      <text:p text:style-name="P101"/>
      <text:p text:style-name="P101"><text:tab/><text:span text:style-name="T29">The above figure shows the </text:span><text:span text:style-name="T31">position of each bit in the read, both as it is stored on the device and how it should be </text:span><text:span text:style-name="T32">stores on a (little-endian) computer if it is to be read correctly. </text:span><text:span text:style-name="T33">The </text:span><text:span text:style-name="T79">X</text:span><text:span text:style-name="T33">’s are padding. </text:span><text:span text:style-name="T38">The output integers should </text:span><text:span text:style-name="T39">also </text:span><text:span text:style-name="T38">be signed.</text:span></text:p>
      <text:p text:style-name="P105"/>
      <text:p text:style-name="P102"><text:span text:style-name="T33"><text:tab/></text:span><text:span text:style-name="T34">After the samples </text:span><text:span text:style-name="T35">are converted into little-endian, they are converted into floating-point numbers based on the accelerometer’s scale; to do so, </text:span><text:span text:style-name="T36">convert each read into a float and multiply it by </text:span><text:span text:style-name="Source_20_Text"><text:span text:style-name="T36">float{accel_scale / (1&lt;&lt;1</text:span></text:span><text:span text:style-name="Source_20_Text"><text:span text:style-name="T37">3</text:span></text:span><text:span text:style-name="Source_20_Text"><text:span text:style-name="T36">)}</text:span></text:span>.</text:p>
      <text:p text:style-name="P98"/>
      <text:p text:style-name="P93"><text:tab/><text:span text:style-name="T18">This section will be followed by gyroscope data, or long-term data (depending on </text:span><text:span text:style-name="Source_20_Text"><text:span text:style-name="T18">long_term_period</text:span></text:span><text:span text:style-name="T18">).</text:span></text:p>
      <text:h text:style-name="P115" text:outline-level="1">Gyroscope Data</text:h>
      <text:p text:style-name="P6"><text:span text:style-name="T51"><text:tab/></text:span><text:span text:style-name="T52">This section consists of the gyroscope’s internal data buffer, preceded by the characters </text:span><text:span text:style-name="Source_20_Text"><text:span text:style-name="T52">GYRO</text:span></text:span><text:span text:style-name="T52">. Its size is equal to </text:span><text:span text:style-name="Source_20_Text"><text:span text:style-name="T52">(gyro_size) * 6</text:span></text:span><text:span text:style-name="T52">, where 6 is the size of a single gyroscope read. This read stores 3 12-bit signed integers, and has the following layout:</text:span></text:p>
      <text:p text:style-name="P8"><text:span text:style-name="T66"><text:tab/>T</text:span><text:span text:style-name="T67">he above information pertained to the old </text:span><text:span text:style-name="T68">L3GD20 gyroscope.</text:span></text:p>
      <text:p text:style-name="P8"><text:span text:style-name="T68"><text:tab/></text:span>This section consists of the gyroscope’s internal data buffer, preceded by the characters <text:span text:style-name="Source_20_Text">GYRO</text:span>. <text:span text:style-name="T68">The new gyroscope, the FXAS21002C, has three 16-bit signed integers. It still contains </text:span><text:span text:style-name="Source_20_Text"><text:span text:style-name="T68">gyro_size</text:span></text:span> <text:span text:style-name="T82">samples (</text:span><text:span text:style-name="Source_20_Text"><text:span text:style-name="T83">gyro_size * 6</text:span></text:span> <text:span text:style-name="T83">bytes)</text:span><text:span text:style-name="T69">. </text:span><text:span text:style-name="T70">The samples are converted into floats </text:span><text:span text:style-name="T71">by multiplying them by a specific value depending on the range in the header; </text:span><text:span text:style-name="T75">consult</text:span><text:span text:style-name="T72"> the FXAS21002C datasheet.</text:span></text:p>
      <text:p text:style-name="P9"><text:span text:style-name="T72"><text:tab/></text:span><text:span text:style-name="T73">The data are currently stored in little-endian format</text:span><text:span text:style-name="T74">.</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text:span text:style-name="Source_20_Text">Byte</text:span></text:p>
          </table:table-cell>
          <table:table-cell table:style-name="Table4.A1" office:value-type="string">
            <text:p text:style-name="P13"><text:span text:style-name="Source_20_Text">Type</text:span></text:p>
          </table:table-cell>
          <table:table-cell table:style-name="Table4.A1" office:value-type="string">
            <text:p text:style-name="P13"><text:span text:style-name="Source_20_Text">Name</text:span></text:p>
          </table:table-cell>
          <table:table-cell table:style-name="Table4.A1" office:value-type="string">
            <text:p text:style-name="P13"><text:span text:style-name="Source_20_Text">Description</text:span></text:p>
          </table:table-cell>
        </table:table-row>
        <table:table-row>
          <table:table-cell table:style-name="Table4.A2" office:value-type="string">
            <text:p text:style-name="P23"><text:span text:style-name="Source_20_Text">0</text:span></text:p>
          </table:table-cell>
          <table:table-cell table:style-name="Table4.A2" office:value-type="string">
            <text:p text:style-name="P83"><text:span text:style-name="Source_20_Text"><text:span text:style-name="T20">in16_t</text:span></text:span></text:p>
          </table:table-cell>
          <table:table-cell table:style-name="Table4.A2" office:value-type="string">
            <text:p text:style-name="P84"><text:span text:style-name="Source_20_Text"><text:span text:style-name="T21">x</text:span></text:span></text:p>
          </table:table-cell>
          <table:table-cell table:style-name="Table4.A2" office:value-type="string">
            <text:p text:style-name="P43"><text:span text:style-name="Source_20_Text"><text:span text:style-name="T22">Raw gyroscope read.</text:span></text:span></text:p>
          </table:table-cell>
        </table:table-row>
        <table:table-row>
          <table:table-cell table:style-name="Table4.A2" office:value-type="string">
            <text:p text:style-name="P23"><text:span text:style-name="Source_20_Text">1</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row>
          <table:table-cell table:style-name="Table4.A2" office:value-type="string">
            <text:p text:style-name="P51"><text:span text:style-name="Source_20_Text">2</text:span></text:p>
          </table:table-cell>
          <table:table-cell table:style-name="Table4.A2" office:value-type="string">
            <text:p text:style-name="P83"><text:span text:style-name="Source_20_Text"><text:span text:style-name="T20">in16_t</text:span></text:span></text:p>
          </table:table-cell>
          <table:table-cell table:style-name="Table4.A2" office:value-type="string">
            <text:p text:style-name="P84"><text:span text:style-name="Source_20_Text"><text:span text:style-name="T21">y</text:span></text:span></text:p>
          </table:table-cell>
          <table:table-cell table:style-name="Table4.A2" office:value-type="string">
            <text:p text:style-name="P42"><text:span text:style-name="Source_20_Text"/></text:p>
          </table:table-cell>
        </table:table-row>
        <table:table-row>
          <table:table-cell table:style-name="Table4.A2" office:value-type="string">
            <text:p text:style-name="P51"><text:span text:style-name="Source_20_Text">3</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row>
          <table:table-cell table:style-name="Table4.A2" office:value-type="string">
            <text:p text:style-name="P57"><text:span text:style-name="Source_20_Text">4</text:span></text:p>
          </table:table-cell>
          <table:table-cell table:style-name="Table4.A2" office:value-type="string">
            <text:p text:style-name="P83"><text:span text:style-name="Source_20_Text"><text:span text:style-name="T20">in16_t</text:span></text:span></text:p>
          </table:table-cell>
          <table:table-cell table:style-name="Table4.A2" office:value-type="string">
            <text:p text:style-name="P84"><text:span text:style-name="Source_20_Text"><text:span text:style-name="T21">z</text:span></text:span></text:p>
          </table:table-cell>
          <table:table-cell table:style-name="Table4.A2" office:value-type="string">
            <text:p text:style-name="P42"><text:span text:style-name="Source_20_Text"/></text:p>
          </table:table-cell>
        </table:table-row>
        <table:table-row>
          <table:table-cell table:style-name="Table4.A2" office:value-type="string">
            <text:p text:style-name="P23"><text:span text:style-name="Source_20_Text"><text:span text:style-name="T5">5</text:span></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
      <text:p text:style-name="P96"><text:tab/><text:span text:style-name="T23">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94"/>
      <text:p text:style-name="P103"><text:tab/><text:span text:style-name="T24">This will be followed by accelerometer data, or long-term data (depending on <text:s/></text:span><text:span text:style-name="Source_20_Text"><text:span text:style-name="T24">long_term_period</text:span></text:span><text:span text:style-name="T24">).<text:line-break/></text:span></text:p>
      <text:h text:style-name="Heading_20_1" text:outline-level="1">Gyroscope Skip</text:h>
      <text:p text:style-name="Text_20_body"><text:tab/><text:span text:style-name="T80">This section denotes that the gyroscope was inactive for </text:span><text:span text:style-name="Source_20_Text"><text:span text:style-name="T81">gyro_size * 6</text:span></text:span> <text:span text:style-name="T81">samples. It consists entirely of the characters </text:span><text:span text:style-name="Source_20_Text"><text:span text:style-name="T81">GSKP</text:span></text:span><text:span text:style-name="T81">.</text:span></text:p>
      <text:h text:style-name="P116" text:outline-level="1">Long-Term Data</text:h>
      <text:p text:style-name="P2"><text:tab/>The long-term data section <text:span text:style-name="T25">contains data that is infrequently polled, such as time, temperature, and pressure data, and is preceded by the characters </text:span><text:span text:style-name="Source_20_Text"><text:span text:style-name="T25">LONG</text:span></text:span><text:span text:style-name="T25">. It is called once every </text:span><text:span text:style-name="Source_20_Text"><text:span text:style-name="T25">long_term_period</text:span></text:span><text:span text:style-name="T25"> accelerometer and gyroscope writes; for example, if </text:span><text:span text:style-name="Source_20_Text"><text:span text:style-name="T25">long_term_period</text:span></text:span><text:span text:style-name="T25"> is 3, then the data would have a pattern of:</text:span></text:p>
      <text:list xml:id="list4266194689357713908" text:style-name="L1">
        <text:list-item>
          <text:p text:style-name="P106">Header</text:p>
        </text:list-item>
        <text:list-item>
          <text:p text:style-name="P106">Accelerometer</text:p>
        </text:list-item>
        <text:list-item>
          <text:p text:style-name="P106">Gyroscope</text:p>
        </text:list-item>
        <text:list-item>
          <text:p text:style-name="P106">Accelerometer</text:p>
        </text:list-item>
        <text:list-item>
          <text:p text:style-name="P106">Gyroscope</text:p>
        </text:list-item>
        <text:list-item>
          <text:p text:style-name="P106">Accelerometer</text:p>
        </text:list-item>
        <text:list-item>
          <text:p text:style-name="P106">Gyroscope</text:p>
        </text:list-item>
        <text:list-item>
          <text:p text:style-name="P107">Long-Term</text:p>
        </text:list-item>
        <text:list-item>
          <text:p text:style-name="P108">Accelerometer…</text:p>
        </text:list-item>
      </text:list>
      <text:p text:style-name="P3"><text:span text:style-name="T27"><text:tab/></text:span><text:span text:style-name="T28">Currently, it only requires time and temperature data. Pressure is not yet implemented:</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span text:style-name="Source_20_Text">Byte</text:span></text:p>
          </table:table-cell>
          <table:table-cell table:style-name="Table5.A1" office:value-type="string">
            <text:p text:style-name="P14"><text:span text:style-name="Source_20_Text">Type</text:span></text:p>
          </table:table-cell>
          <table:table-cell table:style-name="Table5.A1" office:value-type="string">
            <text:p text:style-name="P14"><text:span text:style-name="Source_20_Text">Name</text:span></text:p>
          </table:table-cell>
          <table:table-cell table:style-name="Table5.A1" office:value-type="string">
            <text:p text:style-name="P14"><text:span text:style-name="Source_20_Text">Description</text:span></text:p>
          </table:table-cell>
        </table:table-row>
        <table:table-row>
          <table:table-cell table:style-name="Table5.A2" office:value-type="string">
            <text:p text:style-name="P24"><text:span text:style-name="Source_20_Text">0</text:span></text:p>
          </table:table-cell>
          <table:table-cell table:style-name="Table5.A2" office:value-type="string">
            <text:p text:style-name="P85"><text:span text:style-name="Source_20_Text"><text:span text:style-name="T13">ts</text:span></text:span></text:p>
          </table:table-cell>
          <table:table-cell table:style-name="Table5.A2" office:value-type="string">
            <text:p text:style-name="P85"><text:span text:style-name="Source_20_Text"><text:span text:style-name="T13">time</text:span></text:span></text:p>
          </table:table-cell>
          <table:table-cell table:style-name="Table5.A2" office:value-type="string">
            <text:p text:style-name="P45"><text:span text:style-name="Source_20_Text"><text:span text:style-name="T40">Current time.</text:span></text:span></text:p>
          </table:table-cell>
        </table:table-row>
        <table:table-row>
          <table:table-cell table:style-name="Table5.A2" office:value-type="string">
            <text:p text:style-name="P24"><text:span text:style-name="Source_20_Text">1</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52"><text:span text:style-name="Source_20_Text">2</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ext:soft-page-break/>
        <table:table-row>
          <table:table-cell table:style-name="Table5.A2" office:value-type="string">
            <text:p text:style-name="P52"><text:span text:style-name="Source_20_Text">3</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58"><text:span text:style-name="Source_20_Text">4</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5</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6</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7</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8</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9</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User_20_Entry"><text:span text:style-name="T8">10</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1</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2</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3</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4</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5</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64"><text:span text:style-name="Source_20_Text">16</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68"><text:span text:style-name="Source_20_Text">17</text:span></text:p>
          </table:table-cell>
          <table:table-cell table:style-name="Table5.A2" office:value-type="string">
            <text:p text:style-name="P86"><text:span text:style-name="Source_20_Text"><text:span text:style-name="T41">float</text:span></text:span></text:p>
          </table:table-cell>
          <table:table-cell table:style-name="Table5.A2" office:value-type="string">
            <text:p text:style-name="P86"><text:span text:style-name="Source_20_Text"><text:span text:style-name="T41">celsius </text:span></text:span></text:p>
          </table:table-cell>
          <table:table-cell table:style-name="Table5.A2" office:value-type="string">
            <text:p text:style-name="P46"><text:span text:style-name="Source_20_Text"><text:span text:style-name="T41">Temperature, in degrees Celsius.</text:span></text:span></text:p>
          </table:table-cell>
        </table:table-row>
        <table:table-row>
          <table:table-cell table:style-name="Table5.A2" office:value-type="string">
            <text:p text:style-name="P24"><text:span text:style-name="User_20_Entry"><text:span text:style-name="T11">18</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64"><text:span text:style-name="Source_20_Text"><text:span text:style-name="T11">19</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68"><text:span text:style-name="Source_20_Text"><text:span text:style-name="T11">20</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3">21</text:span></text:span></text:p>
          </table:table-cell>
          <table:table-cell table:style-name="Table5.A2" office:value-type="string">
            <text:p text:style-name="P78"><text:span text:style-name="Source_20_Text"><text:span text:style-name="T55">float</text:span></text:span></text:p>
          </table:table-cell>
          <table:table-cell table:style-name="Table5.A2" office:value-type="string">
            <text:p text:style-name="P81"><text:span text:style-name="Source_20_Text"><text:span text:style-name="T55">pressure</text:span></text:span></text:p>
          </table:table-cell>
          <table:table-cell table:style-name="Table5.A2" office:value-type="string">
            <text:p text:style-name="P47"><text:span text:style-name="Source_20_Text"><text:span text:style-name="T56">Pressure, in millibars.</text:span></text:span></text:p>
          </table:table-cell>
        </table:table-row>
        <table:table-row>
          <table:table-cell table:style-name="Table5.A2" office:value-type="string">
            <text:p text:style-name="P24"><text:span text:style-name="Source_20_Text"><text:span text:style-name="T53">22</text:span></text:span></text:p>
          </table:table-cell>
          <table:table-cell table:style-name="Table5.A2" office:value-type="string">
            <text:p text:style-name="P85"><text:span text:style-name="Source_20_Text"><text:span text:style-name="T51">-</text:span></text:span></text:p>
          </table:table-cell>
          <table:table-cell table:style-name="Table5.A2" office:value-type="string">
            <text:p text:style-name="P85"><text:span text:style-name="Source_20_Text"><text:span text:style-name="T51"/></text:span></text:p>
          </table:table-cell>
          <table:table-cell table:style-name="Table5.A2" office:value-type="string">
            <text:p text:style-name="P88"/>
          </table:table-cell>
        </table:table-row>
        <table:table-row>
          <table:table-cell table:style-name="Table5.A2" office:value-type="string">
            <text:p text:style-name="P24"><text:span text:style-name="Source_20_Text"><text:span text:style-name="T54">23</text:span></text:span></text:p>
          </table:table-cell>
          <table:table-cell table:style-name="Table5.A2" office:value-type="string">
            <text:p text:style-name="P85"><text:span text:style-name="Source_20_Text"><text:span text:style-name="T51">-</text:span></text:span></text:p>
          </table:table-cell>
          <table:table-cell table:style-name="Table5.A2" office:value-type="string">
            <text:p text:style-name="P85"><text:span text:style-name="Source_20_Text"><text:span text:style-name="T51"/></text:span></text:p>
          </table:table-cell>
          <table:table-cell table:style-name="Table5.A2" office:value-type="string">
            <text:p text:style-name="P44"><text:span text:style-name="Source_20_Text"><text:span text:style-name="T51"/></text:span></text:p>
          </table:table-cell>
        </table:table-row>
        <table:table-row>
          <table:table-cell table:style-name="Table5.A2" office:value-type="string">
            <text:p text:style-name="P24"><text:span text:style-name="Source_20_Text"><text:span text:style-name="T54">24</text:span></text:span></text:p>
          </table:table-cell>
          <table:table-cell table:style-name="Table5.A2" office:value-type="string">
            <text:p text:style-name="P85"><text:span text:style-name="Source_20_Text"><text:span text:style-name="T51">-</text:span></text:span></text:p>
          </table:table-cell>
          <table:table-cell table:style-name="Table5.A2" office:value-type="string">
            <text:p text:style-name="P85"><text:span text:style-name="Source_20_Text"><text:span text:style-name="T51"/></text:span></text:p>
          </table:table-cell>
          <table:table-cell table:style-name="Table5.A2" office:value-type="string">
            <text:p text:style-name="P44"><text:span text:style-name="Source_20_Text"><text:span text:style-name="T51"/></text:span></text:p>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3-07T14:40:08.325898415</dc:date>
    <meta:editing-duration>PT2H8M33S</meta:editing-duration>
    <meta:editing-cycles>345</meta:editing-cycles>
    <meta:generator>LibreOffice/5.1.6.2$Linux_X86_64 LibreOffice_project/10m0$Build-2</meta:generator>
    <meta:document-statistic meta:table-count="6" meta:image-count="0" meta:object-count="0" meta:page-count="5" meta:paragraph-count="378" meta:word-count="1146" meta:character-count="6028" meta:non-whitespace-character-count="5242"/>
  </office:meta>
</office:document-meta>
</file>